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025cm" svg:stroke-color="#333333" draw:marker-start-width="0.237cm" draw:marker-end-width="0.237cm" draw:fill="solid" draw:fill-color="#cfe7f5" draw:textarea-horizontal-align="left" draw:textarea-vertical-align="bottom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width="0.025cm" svg:stroke-color="#333333" draw:marker-start-width="0.199cm" draw:marker-end-width="0.199cm" draw:fill="none" draw:fill-color="#ffffff" draw:textarea-horizontal-align="center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333333" draw:marker-start-width="0.199cm" draw:marker-end-width="0.199cm" draw:fill="solid" draw:fill-color="#ffffff" draw:textarea-horizontal-align="center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solid" draw:stroke-dash="Fine_20_Dashed" svg:stroke-width="0.025cm" svg:stroke-color="#333333" draw:marker-start-width="0.237cm" draw:marker-end-width="0.237cm" draw:fill="none" draw:textarea-horizontal-align="left" draw:textarea-vertical-align="top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draw:stroke="solid" draw:stroke-dash="Fine_20_Dashed" svg:stroke-width="0.025cm" svg:stroke-color="#333333" draw:marker-start-width="0.237cm" draw:marker-end-width="0.237cm" draw:fill="solid" draw:fill-color="#e6e6ff" draw:textarea-horizontal-align="center" draw:textarea-vertical-align="middle" draw:auto-grow-height="fals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svg:stroke-color="#333333" draw:marker-start="Arrow" draw:marker-start-width="0.337cm" draw:marker-end="Arrow" draw:marker-end-width="0.337cm" draw:fill="none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333333" draw:marker-start-width="0.237cm" draw:marker-end-width="0.237cm" draw:fill="solid" draw:fill-color="#e6e6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draw:stroke="dash" draw:stroke-dash="Fine_20_Dashed" svg:stroke-width="0.025cm" svg:stroke-color="#333333" draw:marker-start-width="0.199cm" draw:marker-end-width="0.199cm" draw:fill="solid" draw:fill-color="#ffffff" draw:textarea-horizontal-align="center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objectwithoutfill">
      <style:graphic-properties draw:stroke="dash" draw:stroke-dash="Fine_20_Dashed" svg:stroke-width="0.025cm" svg:stroke-color="#333333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solid" draw:stroke-dash="Fine_20_Dashed" svg:stroke-width="0.025cm" svg:stroke-color="#333333" draw:marker-start-width="0.237cm" draw:marker-end-width="0.237cm" draw:fill="none" draw:fill-color="#cfe7f5" draw:textarea-horizontal-align="left" draw:textarea-vertical-align="bottom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family="Arial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style:use-window-font-color="true" fo:font-family="Arial" style:font-family-generic="swiss" style:font-pitch="variable" fo:font-size="16pt" style:font-size-asian="16pt" style:font-size-complex="16pt"/>
    </style:style>
    <style:style style:name="P5" style:family="paragraph">
      <style:paragraph-properties fo:text-align="center"/>
      <style:text-properties fo:font-family="Verdana" style:font-family-generic="swiss" style:font-pitch="variable" fo:font-size="16pt" style:font-size-asian="16pt" style:font-size-complex="16pt"/>
    </style:style>
    <style:style style:name="P6" style:family="paragraph">
      <style:paragraph-properties fo:text-align="center"/>
      <style:text-properties style:use-window-font-color="true" fo:font-family="Verdana" style:font-family-generic="swiss" style:font-pitch="variable" fo:font-size="16pt" style:font-size-asian="16pt" style:font-size-complex="16pt"/>
    </style:style>
    <style:style style:name="P7" style:family="paragraph">
      <style:paragraph-properties fo:text-align="center"/>
      <style:text-properties fo:font-family="Verdana" style:font-family-generic="swiss" style:font-pitch="variable"/>
    </style:style>
    <style:style style:name="P8" style:family="paragraph">
      <style:paragraph-properties fo:text-align="center"/>
      <style:text-properties fo:font-family="Verdan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start"/>
      <style:text-properties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start"/>
      <style:text-properties fo:color="#280099"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start"/>
      <style:text-properties fo:font-family="Verdana" style:font-family-generic="swiss" style:font-pitch="variable"/>
    </style:style>
    <style:style style:name="P12" style:family="paragraph">
      <style:paragraph-properties fo:text-align="start"/>
      <style:text-properties fo:font-family="Verdana" style:font-family-generic="swiss" style:font-pitch="variable" fo:font-weight="bold" style:font-weight-asian="bold" style:font-weight-complex="bold"/>
    </style:style>
    <style:style style:name="P13" style:family="paragraph">
      <style:paragraph-properties fo:text-align="end"/>
      <style:text-properties fo:font-family="Verdana" style:font-family-generic="swiss" style:font-pitch="variable" fo:font-size="16pt" style:font-size-asian="16pt" style:font-size-complex="16pt"/>
    </style:style>
    <style:style style:name="P14" style:family="paragraph">
      <style:paragraph-properties fo:text-align="end"/>
      <style:text-properties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style:use-window-font-color="true" fo:font-family="Arial" style:font-family-generic="swiss" style:font-pitch="variable" fo:font-size="16pt" style:font-size-asian="16pt" style:font-size-complex="16pt"/>
    </style:style>
    <style:style style:name="T2" style:family="text">
      <style:text-properties style:use-window-font-color="true" fo:font-family="Verdana" style:font-family-generic="swiss" style:font-pitch="variable" fo:font-size="16pt" style:font-size-asian="16pt" style:font-size-complex="16pt"/>
    </style:style>
    <style:style style:name="T3" style:family="text">
      <style:text-properties fo:color="#000000" fo:font-family="Verdana" style:font-family-generic="swiss" style:font-pitch="variable" fo:font-size="16pt" style:font-size-asian="16pt" style:font-size-complex="16pt"/>
    </style:style>
    <style:style style:name="T4" style:family="text">
      <style:text-properties fo:font-family="Verdana" style:font-family-generic="swiss" style:font-pitch="variable" fo:font-weight="bold" style:font-weight-asian="bold" style:font-weight-complex="bold"/>
    </style:style>
    <style:style style:name="T5" style:family="text">
      <style:text-properties fo:font-family="Verdana" style:font-family-generic="swiss" style:font-pitch="variable" fo:font-size="16pt" style:font-size-asian="16pt" style:font-size-complex="16pt"/>
    </style:style>
    <style:style style:name="T6" style:family="text">
      <style:text-properties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955cm" svg:height="5.08cm" svg:x="1.905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0.955cm" svg:height="6.35cm" svg:x="1.906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2.54cm" svg:height="2.54cm" svg:x="9.525cm" svg:y="10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3.81cm" svg:height="2.54cm" svg:x="8.255cm" svg:y="10.795cm">
          <text:p text:style-name="P3"><text:span text:style-name="T1">vis.Data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5" draw:id="id5" draw:layer="layout" svg:width="3.81cm" svg:height="2.54cm" svg:x="3.175cm" svg:y="4.445cm">
          <text:p text:style-name="P5"><text:span text:style-name="T2">vis.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6" draw:id="id6" draw:layer="layout" svg:width="3.81cm" svg:height="2.54cm" svg:x="8.255cm" svg:y="4.445cm">
          <text:p text:style-name="P5"><text:span text:style-name="T3">vis.</text:span><text:span text:style-name="T2">Tim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3.495cm" svg:height="19.05cm" svg:x="0.635cm" svg:y="0.635cm">
          <text:p text:style-name="P7"><text:span text:style-name="T4">Web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2" draw:id="id2" draw:layer="layout" svg:width="3.81cm" svg:height="2.54cm" svg:x="8.255cm" svg:y="15.875cm">
          <text:p text:style-name="P5"><text:span text:style-name="T5">REST</text:span></text:p>
          <text:p text:style-name="P5"><text:span text:style-name="T5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16cm" svg:y1="13.335cm" svg:x2="10.16cm" svg:y2="15.875cm" draw:start-shape="id1" draw:start-glue-point="2" draw:end-shape="id2" draw:end-glue-point="0" svg:d="m10160 13335v2540">
          <text:p/>
        </draw:connector>
        <draw:custom-shape draw:style-name="gr2" draw:text-style-name="P2" draw:layer="layout" svg:width="2.54cm" svg:height="2.54cm" svg:x="20.955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2.54cm" svg:x="19.685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" draw:id="id3" draw:layer="layout" svg:width="3.81cm" svg:height="2.54cm" svg:x="8.255cm" svg:y="22.225cm">
          <text:p text:style-name="P5"><text:span text:style-name="T5">REST</text:span></text:p>
          <text:p text:style-name="P5"><text:span text:style-name="T5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16cm" svg:y1="18.415cm" svg:x2="10.16cm" svg:y2="22.225cm" draw:start-shape="id2" draw:start-glue-point="2" draw:end-shape="id3" draw:end-glue-point="0" svg:d="m10160 18415v3810">
          <text:p/>
        </draw:connector>
        <draw:custom-shape draw:style-name="gr2" draw:text-style-name="P2" draw:layer="layout" svg:width="2.54cm" svg:height="2.54cm" svg:x="9.525cm" svg:y="10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2.54cm" svg:x="8.255cm" svg:y="10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2.54cm" svg:height="2.54cm" svg:x="8.255cm" svg:y="10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9.525cm" svg:y1="10.795cm" svg:x2="5.08cm" svg:y2="6.985cm" draw:start-shape="id4" draw:start-glue-point="0" draw:end-shape="id5" draw:end-glue-point="2" svg:d="m9525 10795v-1898h-4445v-1912">
          <text:p/>
        </draw:connector>
        <draw:connector draw:style-name="gr6" draw:text-style-name="P1" draw:layer="layout" svg:x1="10.16cm" svg:y1="10.795cm" svg:x2="10.16cm" svg:y2="6.985cm" draw:start-shape="id1" draw:start-glue-point="0" draw:end-shape="id6" draw:end-glue-point="2" svg:d="m10160 10795v-3810">
          <text:p/>
        </draw:connector>
        <draw:custom-shape draw:style-name="gr7" draw:text-style-name="P5" xml:id="id7" draw:id="id7" draw:layer="layout" svg:width="3.81cm" svg:height="2.54cm" svg:x="14.605cm" svg:y="22.225cm">
          <text:p text:style-name="P5"><text:span text:style-name="T5">Data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14.605cm" svg:y1="23.495cm" svg:x2="12.065cm" svg:y2="23.495cm" draw:start-shape="id7" draw:start-glue-point="6" draw:end-shape="id3" draw:end-glue-point="1" svg:d="m14605 23495h-2540">
          <text:p/>
        </draw:connector>
        <draw:custom-shape draw:style-name="gr8" draw:text-style-name="P6" xml:id="id9" draw:id="id9" draw:layer="layout" svg:width="3.81cm" svg:height="2.54cm" svg:x="13.335cm" svg:y="4.445cm">
          <text:p text:style-name="P5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795cm" svg:y1="10.795cm" svg:x2="15.24cm" svg:y2="6.985cm" draw:start-shape="id8" draw:end-shape="id9" draw:end-glue-point="2" svg:d="m10795 10795v-1898h4445v-1912">
          <text:p/>
        </draw:connector>
        <draw:frame draw:style-name="gr9" draw:text-style-name="P10" draw:layer="layout" svg:width="6.35cm" svg:height="1.27cm" svg:x="1.905cm" svg:y="2.11cm">
          <draw:text-box>
            <text:p text:style-name="P9"><text:span text:style-name="T6">vis.js library</text:span></text:p>
          </draw:text-box>
        </draw:frame>
        <draw:custom-shape draw:style-name="gr4" draw:text-style-name="P12" draw:layer="layout" svg:width="23.495cm" svg:height="5.08cm" svg:x="0.635cm" svg:y="20.955cm">
          <text:p text:style-name="P11"><text:span text:style-name="T4">Web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5.08cm" svg:height="1.623cm" svg:x="17.145cm" svg:y="4.345cm">
          <draw:text-box>
            <text:p text:style-name="P13"><text:span text:style-name="T6">Visualization</text:span></text:p>
            <text:p text:style-name="P13"><text:span text:style-name="T6">Components</text:span></text:p>
          </draw:text-box>
        </draw:frame>
        <draw:frame draw:style-name="gr9" draw:text-style-name="P14" draw:layer="layout" svg:width="8.255cm" svg:height="2.309cm" svg:x="13.97cm" svg:y="10.66cm">
          <draw:text-box>
            <text:p text:style-name="P14"><text:span text:style-name="T6">Data</text:span></text:p>
            <text:p text:style-name="P14"><text:span text:style-name="T6">Manipulation</text:span></text:p>
            <text:p text:style-name="P14"><text:span text:style-name="T6">Components</text:span></text:p>
          </draw:text-box>
        </draw:frame>
        <draw:line draw:style-name="gr10" draw:text-style-name="P1" draw:layer="layout" svg:x1="1.905cm" svg:y1="9.525cm" svg:x2="22.86cm" svg:y2="9.525cm">
          <text:p/>
        </draw:line>
        <draw:custom-shape draw:style-name="gr11" draw:text-style-name="P1" draw:layer="layout" svg:width="20.955cm" svg:height="11.43cm" svg:x="1.90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4.765cm" fo:page-height="26.67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 Jong</meta:initial-creator>
    <meta:creation-date>2011-09-27T14:58:50</meta:creation-date>
    <dc:date>2013-09-19T15:14:26</dc:date>
    <dc:creator>jos </dc:creator>
    <meta:editing-duration>PT8H32M27S</meta:editing-duration>
    <meta:editing-cycles>80</meta:editing-cycles>
    <meta:generator>LibreOffice/3.6$Linux_X86_64 LibreOffice_project/360m1$Build-2</meta:generator>
    <meta:document-statistic meta:object-count="28"/>
  </office:meta>
</office:document-meta>
</file>